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dobe Heiti Std R" svg:font-family="'Adobe Heiti Std R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text-underline-style="non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xtension_Manager</text:p>
      <text:p text:style-name="P1"/>
      <text:p text:style-name="P2"/>
      <text:p text:style-name="P9">archittettura da utilizzare:</text:p>
      <text:p text:style-name="P7">MVC( model view controller )</text:p>
      <text:p text:style-name="P7"/>
      <text:p text:style-name="P7">è un paradigma di programmazione che semplicemente smista i compiti, nel nostro caso, a speficiche classi java.</text:p>
      <text:p text:style-name="P7"/>
      <text:p text:style-name="P7">Prendiamo l'esempio più semplice di una finestra con una tabella che legge e scrive dati dal/sul database:</text:p>
      <text:p text:style-name="P7">pacchetto main.model → file TableModelDatabase.java</text:p>
      <text:p text:style-name="P7">pacchetto main.controller → file ControllerJFrameMain.java</text:p>
      <text:p text:style-name="P7">pacchetto main.view → file JframeMain.java</text:p>
      <text:p text:style-name="P7"/>
      <text:p text:style-name="P7">JframeMain.java contiene tutte le informazioni riguardo la grafica: Inizializzazione, definizione, dimensione , colore , posizione dei pulsanti e degli elementi (eccetera) . Più la definizione delle azioni su determinati eventi ( click sul pulsante, modifica di un campo di testo ecc), questi eventi richiamano specifiche funzioni presenti nel controller.</text:p>
      <text:p text:style-name="P7"/>
      <text:p text:style-name="P7">ControllerJFrameMain.java risponde alle richieste del view, e richiama TableModelDatabase che a sua volta gli passa i dati ( campi e valori della tabella ) che gli servono per essere processati secondo la logica del programma e vengono infine passati al view per essere visualizzati o editati ( facendo ripartire il ciclo ).</text:p>
      <text:p text:style-name="P7"/>
      <text:p text:style-name="P7">per approfondire: </text:p>
      <text:p text:style-name="P7"><text:a xlink:type="simple" xlink:href="https://docs.google.com/viewer?url=http://www.dia.uniroma3.it/~pizzonia/swe/slides/12_MVC.pdf">https://docs.google.com/viewer?url=http://www.dia.uniroma3.it/~pizzonia/swe/slides/12_MVC.pdf</text:a></text:p>
      <text:p text:style-name="P7"/>
      <text:p text:style-name="P3">Software per lo sviluppo:</text:p>
      <text:p text:style-name="P7"/>
      <text:p text:style-name="P7">E' consigliato utilizzare Netbeans per l'editing visuale soprattutto, nonostante il programma presenti alcuni accorgimenti per essere compatibile con il visual editor di eclipse, è creato nativamente con netbean e modificarlo in altri ambienti potrebbe far perdere la compatibilità con netbeans stesso.</text:p>
      <text:p text:style-name="P7"/>
      <text:p text:style-name="P7">Alcuni accorgimenti sull'ide sono: </text:p>
      <text:p text:style-name="P7"/>
      <text:list xml:id="list1212197616" text:style-name="L1">
        <text:list-item>
          <text:p text:style-name="P8">andare in strumenti-&gt;opzioni e nel menu editor-&gt;formattazione , abilitare l'espansione in spazi dei tab , e impostare la dimensione dei tab e il numero degli spazi sul valore 4.</text:p>
        </text:list-item>
        <text:list-item>
          <text:p text:style-name="P8">per rimuovere gli imports non più utilizzati nel file premere in netbeans ctrl+maiusc+I <text:s/>e salvare</text:p>
        </text:list-item>
        <text:list-item>
          <text:p text:style-name="P8">per indentare correttamente e automaticamente un file, premere ctrl+A <text:s text:c="2"/>e poi alt+maiusc+F e salvare <text:s text:c="2"/></text:p>
        </text:list-item>
      </text:list>
      <text:p text:style-name="P7"/>
      <text:p text:style-name="P4"><text:span text:style-name="T1">Lo scopo di Jextension_manager:<text:line-break/><text:line-break/>JE_Manager è un software che utilizza il linguaggio java per aiutare lo sviluppo delle estensioni per il noto CMS open source Joomla: </text:span><text:a xlink:type="simple" xlink:href="http://it.wikipedia.org/wiki/Joomla">http://it.wikipedia.org/wiki/Joomla</text:a><text:a xlink:type="simple" xlink:href="http://it.wikipedia.org/wiki/Joomla!">!</text:a></text:p>
      <text:p text:style-name="P4"/>
      <text:p text:style-name="P4">Questo CMS infatti ha un suo “kernel” scritto in php a cui vengono applicate delle estensioni:</text:p>
      <text:p text:style-name="P4">componenti/plugin/moduli/temi <text:s/>questi 4 elementi sono le estensioni del CMS e joomla li utilizza in tutto: dalla gestione degli stessi articoli/utenti all'amministrazione eccetera.</text:p>
      <text:p text:style-name="P4"/>
      <text:p text:style-name="P4"><text:soft-page-break/>Date un occhiata alla struttura delle directory di joomla: <text:a xlink:type="simple" xlink:href="http://joomlacode.org/svn/joomla/development/trunk/">http://joomlacode.org/svn/joomla/development/trunk/</text:a> ( utente anonymous )</text:p>
      <text:p text:style-name="P4"/>
      <text:p text:style-name="P4">nella root sono presenti tutte le cartelle ( components, plugins, templates ecc. ) che compongono il front end ( sito pubblico ) , mentre nella cartella amministrazione ci sono alla stessa maniera le cartelle components, templates modules ecc. che <text:s/>vanno a comporre la parte amministrativa.</text:p>
      <text:p text:style-name="P4">Nel pannello di amministrazione poi abbiamo l'interfaccia per installare qualsiasi estensione semplicemente caricando un archivio zip che debba avere, una particolare struttura, prendendo il caso di un componente/modulo/plugin avremmo questo esempio ( i templates hanno una struttura più semplificata):</text:p>
      <text:p text:style-name="P4"/>
      <text:list xml:id="list1263624574" text:style-name="L2">
        <text:list-item>
          <text:p text:style-name="P5">cartella “admin” che contiene i files di amministrazione</text:p>
        </text:list-item>
        <text:list-item>
          <text:p text:style-name="P5">cartella “site” che contiene i files per il frontend</text:p>
        </text:list-item>
        <text:list-item>
          <text:p text:style-name="P5">file sql per installare il database e file sql per disinstallarlo</text:p>
        </text:list-item>
        <text:list-item>
          <text:p text:style-name="P5">file xml che descrive la versione del componente, il nome, l'autore, i menu e ogni singolo file/directory contenuta nelle cartelle admin e site ( se il file/cartella non è elencato nell'xml non viene copiato anche se presente )</text:p>
        </text:list-item>
      </text:list>
      <text:p text:style-name="P4"/>
      <text:p text:style-name="P4">Ora ..per sviluppare un componente , ad esempio una galleria di immagini, un programmatore deve creare i files per gestire la galleria dalla parte amministrativa, e quindi inserirli in administrator/components ,administrator/languages ecc… poi bisogna creare i files per la parte del frontend alla stessa maniera , infine creare appunto il database e sviluppare la logica del componente.</text:p>
      <text:p text:style-name="P4">Quando un componente deve essere pubblicato , un programmatore deve estrapolare tutti i files dal sito, ricreare i files sql con tutte le query necessarie...e ricreare l'xml con tutti i dati aggiornati.</text:p>
      <text:p text:style-name="P4">Spesso questo compito è un lavoro lungo e noioso.</text:p>
      <text:p text:style-name="P4"/>
      <text:p text:style-name="P4">Quindi due sono, sostanzialmente, gli scopi principali dell'applicazione che verranno sviluppati in sequenza:</text:p>
      <text:p text:style-name="P4"/>
      <text:list xml:id="list577195598" text:style-name="L3">
        <text:list-item>
          <text:p text:style-name="P6">Esportazione da un sito joomla di una qualunque estensione in un file zip già pronto per l'installazione , estrapolando quindi i files e i dati dal db , ricreando gli sql e l'xml.</text:p>
        </text:list-item>
        <text:list-item>
          <text:p text:style-name="P6">Se non viene caricato alcuna estensione, JE_Manager crea un file zip con una struttura base ( scheleton ) con dei files già pronti per lo sviluppo di una nuova estensione. ( questo obbiettivo è già presente in un applicazione <text:a xlink:type="simple" xlink:href="http://www.mmleoni.net/joomla-generatore-di-componenti">http://www.mmleoni.net/joomla-generatore-di-componenti</text:a> <text:s/>e sarebbe bene inglobare queste features nel nostro applicativo )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Adobe Heiti Std R" svg:font-family="'Adobe Heiti Std R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dobe Heiti Std R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 Black" fo:font-size="14pt" style:font-name-asian="Adobe Heiti Std R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iuseppe </meta:initial-creator>
    <meta:creation-date>2011-07-26T12:40:59</meta:creation-date>
    <dc:date>2011-07-26T16:41:53</dc:date>
    <dc:creator>giuseppe </dc:creator>
    <meta:editing-duration>PT4H56S</meta:editing-duration>
    <meta:editing-cycles>4</meta:editing-cycles>
    <meta:generator>LibreOffice/3.3$Linux LibreOffice_project/330m19$Build-301</meta:generator>
    <meta:document-statistic meta:table-count="0" meta:image-count="0" meta:object-count="0" meta:page-count="2" meta:paragraph-count="34" meta:word-count="704" meta:character-count="4860"/>
  </office:meta>
</office:document-meta>
</file>